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6a11e" officeooo:paragraph-rsid="0006a11e"/>
    </style:style>
    <style:style style:name="P2" style:family="paragraph" style:parent-style-name="Standard">
      <style:text-properties officeooo:rsid="000872f8" officeooo:paragraph-rsid="000872f8"/>
    </style:style>
    <style:style style:name="P3" style:family="paragraph" style:parent-style-name="Standard">
      <style:text-properties officeooo:rsid="00089c37" officeooo:paragraph-rsid="00089c37"/>
    </style:style>
    <style:style style:name="P4" style:family="paragraph" style:parent-style-name="Standard">
      <style:text-properties officeooo:rsid="000a05ad" officeooo:paragraph-rsid="000a05ad"/>
    </style:style>
    <style:style style:name="P5" style:family="paragraph" style:parent-style-name="Standard">
      <style:text-properties officeooo:rsid="000b7d53" officeooo:paragraph-rsid="000b7d53"/>
    </style:style>
    <style:style style:name="P6" style:family="paragraph" style:parent-style-name="Standard">
      <style:text-properties officeooo:rsid="000c1218" officeooo:paragraph-rsid="000c1218"/>
    </style:style>
    <style:style style:name="P7" style:family="paragraph" style:parent-style-name="Standard">
      <style:text-properties officeooo:rsid="000ca385" officeooo:paragraph-rsid="000ca385"/>
    </style:style>
    <style:style style:name="P8" style:family="paragraph" style:parent-style-name="Standard">
      <style:text-properties fo:font-weight="bold" officeooo:rsid="000df8bd" officeooo:paragraph-rsid="000df8bd" style:font-weight-asian="bold" style:font-weight-complex="bold"/>
    </style:style>
    <style:style style:name="P9" style:family="paragraph" style:parent-style-name="Standard">
      <style:text-properties fo:font-weight="bold" officeooo:rsid="000ca385" officeooo:paragraph-rsid="000ca385" style:font-weight-asian="bold" style:font-weight-complex="bold"/>
    </style:style>
    <style:style style:name="P10" style:family="paragraph" style:parent-style-name="Standard">
      <style:text-properties fo:font-weight="bold" officeooo:rsid="000c1218" officeooo:paragraph-rsid="000c1218" style:font-weight-asian="bold" style:font-weight-complex="bold"/>
    </style:style>
    <style:style style:name="P11" style:family="paragraph" style:parent-style-name="Standard">
      <style:text-properties fo:font-weight="bold" officeooo:rsid="000b7d53" officeooo:paragraph-rsid="000b7d53" style:font-weight-asian="bold" style:font-weight-complex="bold"/>
    </style:style>
    <style:style style:name="P12" style:family="paragraph" style:parent-style-name="Standard">
      <style:text-properties fo:font-weight="bold" officeooo:rsid="000a05ad" officeooo:paragraph-rsid="000a05ad" style:font-weight-asian="bold" style:font-weight-complex="bold"/>
    </style:style>
    <style:style style:name="P13" style:family="paragraph" style:parent-style-name="Standard">
      <style:text-properties fo:font-weight="bold" officeooo:rsid="00089c37" officeooo:paragraph-rsid="00089c37" style:font-weight-asian="bold" style:font-weight-complex="bold"/>
    </style:style>
    <style:style style:name="P14" style:family="paragraph" style:parent-style-name="Standard">
      <style:text-properties fo:font-weight="bold" officeooo:rsid="000872f8" officeooo:paragraph-rsid="000872f8" style:font-weight-asian="bold" style:font-weight-complex="bold"/>
    </style:style>
    <style:style style:name="P15" style:family="paragraph" style:parent-style-name="Standard">
      <style:text-properties fo:font-weight="bold" officeooo:rsid="0006a11e" officeooo:paragraph-rsid="0006a11e" style:font-weight-asian="bold" style:font-weight-complex="bold"/>
    </style:style>
    <style:style style:name="P16" style:family="paragraph" style:parent-style-name="Standard">
      <style:text-properties officeooo:rsid="000df8bd" officeooo:paragraph-rsid="000df8bd"/>
    </style:style>
    <style:style style:name="P17" style:family="paragraph" style:parent-style-name="Standard">
      <style:text-properties officeooo:rsid="0010e099" officeooo:paragraph-rsid="0010e099"/>
    </style:style>
    <style:style style:name="P18" style:family="paragraph" style:parent-style-name="Standard">
      <style:text-properties fo:font-weight="bold" officeooo:rsid="0010e099" officeooo:paragraph-rsid="0010e099" style:font-weight-asian="bold" style:font-weight-complex="bold"/>
    </style:style>
    <style:style style:name="T1" style:family="text">
      <style:text-properties officeooo:rsid="000f0d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a xlink:type="simple" xlink:href="http://www.flaticon.com/" text:style-name="Internet_20_link" text:visited-style-name="Visited_20_Internet_20_Link">www.flaticon.com</text:a></text:p>
      <text:p text:style-name="P15"/>
      <text:p text:style-name="P15"/>
      <text:p text:style-name="P15">Instagram.svg author:</text:p>
      <text:p text:style-name="P1">Icons made by &lt;a href="https://www.flaticon.com/authors/pixel-perfect" title="Pixel perfect"&gt;Pixel perfect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1"/>
      <text:p text:style-name="P15">FB svg author: </text:p>
      <text:p text:style-name="P1">Icons made by &lt;a href="https://www.flaticon.com/authors/freepik" title="Freepik"&gt;Freepik&lt;/a&gt; from &lt;a href="https://www.flaticon.com/" title="Flaticon"&gt; www.flaticon.com&lt;/a&gt;</text:p>
      <text:p text:style-name="P1"/>
      <text:p text:style-name="P15">Twitter svg author: </text:p>
      <text:p text:style-name="P1">Icons made by &lt;a href="https://www.flaticon.com/authors/freepik" title="Freepik"&gt;Freepik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1"/>
      <text:p text:style-name="P14">Star svg author: </text:p>
      <text:p text:style-name="P2">Icons made by &lt;a href="https://www.flaticon.com/authors/pixel-perfect" title="Pixel perfect"&gt;Pixel perfect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2"/>
      <text:p text:style-name="P2"/>
      <text:p text:style-name="P13">Currency svg author: </text:p>
      <text:p text:style-name="P3">Icons made by &lt;a href="https://www.flaticon.com/authors/freepik" title="Freepik"&gt;Freepik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3"/>
      <text:p text:style-name="P12">Language/Globe svg author: </text:p>
      <text:p text:style-name="P4">Icons made by &lt;a href="https://www.flaticon.com/authors/turkkub" title="turkkub"&gt;turkkub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4"/>
      <text:p text:style-name="P11">Add button svg author:</text:p>
      <text:p text:style-name="P5">Icons made by &lt;a href="https://www.flaticon.com/authors/those-icons" title="Those Icons"&gt;Those Icons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5"/>
      <text:p text:style-name="P10">Google plus svg author:</text:p>
      <text:p text:style-name="P6">Icons made by &lt;a href="https://www.flaticon.com/authors/roundicons" title="Roundicons"&gt;Roundicons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6"/>
      <text:p text:style-name="P9">Email svg author:</text:p>
      <text:p text:style-name="P7">Icons made by &lt;a href="https://www.flaticon.com/authors/pixel-perfect" title="Pixel perfect"&gt;Pixel perfect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7"/>
      <text:p text:style-name="P8">Phone icon <text:span text:style-name="T1">svg</text:span>: </text:p>
      <text:p text:style-name="P16">Icons made by &lt;a href="https://www.flaticon.com/authors/smashicons" title="Smashicons"&gt;Smashicons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16"/>
      <text:p text:style-name="P18">Calendar svg:</text:p>
      <text:p text:style-name="P17">Icons made by &lt;a href="https://www.flaticon.com/authors/good-ware" title="Good Ware"&gt;Good Ware&lt;/a&gt; from &lt;a href="https://www.flaticon.com/" title="Flaticon"&gt; www.flaticon.com&lt;/a&gt;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6-16T10:05:47.067037328</meta:creation-date>
    <dc:date>2020-06-16T11:52:47.679932801</dc:date>
    <meta:editing-duration>PT28M51S</meta:editing-duration>
    <meta:editing-cycles>11</meta:editing-cycles>
    <meta:generator>LibreOffice/6.4.3.2$MacOSX_X86_64 LibreOffice_project/747b5d0ebf89f41c860ec2a39efd7cb15b54f2d8</meta:generator>
    <meta:document-statistic meta:table-count="0" meta:image-count="0" meta:object-count="0" meta:page-count="1" meta:paragraph-count="23" meta:word-count="165" meta:character-count="2210" meta:non-whitespace-character-count="2062"/>
  </office:meta>
</office:document-meta>
</file>